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3fb59" officeooo:paragraph-rsid="0003fb59"/>
    </style:style>
    <style:style style:name="P2" style:family="paragraph" style:parent-style-name="Standard">
      <style:text-properties officeooo:rsid="0004278e" officeooo:paragraph-rsid="0004278e"/>
    </style:style>
    <style:style style:name="P3" style:family="paragraph" style:parent-style-name="Standard">
      <style:text-properties officeooo:rsid="00057bef" officeooo:paragraph-rsid="00057bef"/>
    </style:style>
    <style:style style:name="P4" style:family="paragraph" style:parent-style-name="Standard">
      <style:text-properties officeooo:rsid="00057bef" officeooo:paragraph-rsid="00067d5a"/>
    </style:style>
    <style:style style:name="P5" style:family="paragraph" style:parent-style-name="Standard">
      <style:text-properties officeooo:rsid="00067d5a" officeooo:paragraph-rsid="00067d5a"/>
    </style:style>
    <style:style style:name="P6" style:family="paragraph" style:parent-style-name="Standard" style:list-style-name="L1">
      <style:text-properties officeooo:rsid="0004278e" officeooo:paragraph-rsid="0004278e"/>
    </style:style>
    <style:style style:name="P7" style:family="paragraph" style:parent-style-name="Standard" style:list-style-name="L1">
      <style:text-properties officeooo:rsid="0004b79d" officeooo:paragraph-rsid="0004b79d"/>
    </style:style>
    <style:style style:name="P8" style:family="paragraph" style:parent-style-name="Standard" style:list-style-name="L1">
      <style:text-properties officeooo:rsid="00057bef" officeooo:paragraph-rsid="00057bef"/>
    </style:style>
    <style:style style:name="P9" style:family="paragraph" style:parent-style-name="Standard" style:list-style-name="L2">
      <style:text-properties officeooo:rsid="00057bef" officeooo:paragraph-rsid="00057bef"/>
    </style:style>
    <style:style style:name="P10" style:family="paragraph" style:parent-style-name="Standard" style:list-style-name="L3">
      <style:text-properties officeooo:rsid="00057bef" officeooo:paragraph-rsid="00057bef"/>
    </style:style>
    <style:style style:name="P11" style:family="paragraph" style:parent-style-name="Standard" style:list-style-name="L3">
      <style:text-properties officeooo:rsid="00057bef" officeooo:paragraph-rsid="00067d5a"/>
    </style:style>
    <style:style style:name="P12" style:family="paragraph" style:parent-style-name="Standard" style:list-style-name="L1">
      <style:text-properties officeooo:rsid="00067d5a" officeooo:paragraph-rsid="00067d5a"/>
    </style:style>
    <style:style style:name="P13" style:family="paragraph" style:parent-style-name="Standard" style:list-style-name="L4">
      <style:text-properties officeooo:rsid="00067d5a" officeooo:paragraph-rsid="00067d5a"/>
    </style:style>
    <style:style style:name="P14" style:family="paragraph" style:parent-style-name="Standard" style:list-style-name="L1">
      <style:text-properties officeooo:rsid="0009cbf2" officeooo:paragraph-rsid="0009cbf2"/>
    </style:style>
    <style:style style:name="P15" style:family="paragraph" style:parent-style-name="Standard" style:list-style-name="L4">
      <style:text-properties officeooo:rsid="0009cbf2" officeooo:paragraph-rsid="0009cbf2"/>
    </style:style>
    <style:style style:name="P16" style:family="paragraph" style:parent-style-name="Standard" style:list-style-name="L4">
      <style:text-properties officeooo:rsid="000798ee" officeooo:paragraph-rsid="000798ee"/>
    </style:style>
    <style:style style:name="P17" style:family="paragraph" style:parent-style-name="Standard" style:list-style-name="L4">
      <style:text-properties officeooo:rsid="00091734" officeooo:paragraph-rsid="00091734"/>
    </style:style>
    <style:style style:name="P18" style:family="paragraph" style:parent-style-name="Standard" style:list-style-name="L4">
      <style:text-properties officeooo:rsid="000cd4ba" officeooo:paragraph-rsid="000cd4ba"/>
    </style:style>
    <style:style style:name="P19" style:family="paragraph" style:parent-style-name="Standard">
      <style:text-properties officeooo:rsid="000e09e8" officeooo:paragraph-rsid="000e09e8"/>
    </style:style>
    <style:style style:name="T1" style:family="text">
      <style:text-properties officeooo:rsid="0004278e"/>
    </style:style>
    <style:style style:name="T2" style:family="text">
      <style:text-properties officeooo:rsid="00057bef"/>
    </style:style>
    <style:style style:name="T3" style:family="text">
      <style:text-properties officeooo:rsid="00067d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text:p>
      <text:p text:style-name="P1"/>
      <text:p text:style-name="P1">Concepto: juego de estrategia en un escenario cuadriculado, en principio con el objetivo de vencer al enemigo, en el mapa se situaran unidades aliadas controladas por una persona y unidades enemigas controladas por la IA, la partida se dividiría en turnos donde cada uno tiene la opción de mover todas sus unidades antes de finalizar el turno. Cada unidad tendría sus propias estadísticas <text:span text:style-name="T1">además de unos objetos equipados que aumentan unos atributos u otros. A la hora de seleccionar a las unidades se desplegaría una pantalla con sus estadísticas y si seleccionas una casilla vacía se abre el menú (sujeto a cambios donde se pulse un botón específico para abrir el menú según vea la complejidad del asunto).</text:span></text:p>
      <text:p text:style-name="P1"/>
      <text:p text:style-name="P1"/>
      <text:p text:style-name="P2">Pasos pensados</text:p>
      <text:p text:style-name="P19"/>
      <text:p text:style-name="P2">A la hora de programar.</text:p>
      <text:p text:style-name="P2"/>
      <text:list xml:id="list3785704613" text:style-name="L1">
        <text:list-item>
          <text:p text:style-name="P6">Crear el tablero cuadriculado de forma correcta.</text:p>
        </text:list-item>
        <text:list-item>
          <text:p text:style-name="P6">Crear elementos que se sitúen en el tablero y aparezcan sin errores.</text:p>
        </text:list-item>
        <text:list-item>
          <text:p text:style-name="P6">Hacer el movimiento de esos elementos y determinar que se mueven correctamente y que las distancia del monigote cuadra con los espacios del tablero.</text:p>
        </text:list-item>
        <text:list-item>
          <text:p text:style-name="P7">Programar un movimiento determinado para que los elementos no se puedan mover más de un valor preestablecido.</text:p>
        </text:list-item>
        <text:list-item>
          <text:p text:style-name="P7">Crear el contador de turnos que ceda la posibilidad de moverse a quien corresponda.</text:p>
        </text:list-item>
        <text:list-item>
          <text:p text:style-name="P7"><text:s/><text:span text:style-name="T2">Darle unas estadísticas a cada uno de los elementos, creando una clase a la que pertenezcan estos elementos para facilitar su asignación y organización</text:span></text:p>
        </text:list-item>
        <text:list-item>
          <text:p text:style-name="P8">Permitir que elementos adyacentes puedan interactuar entre si con una función de ataque.</text:p>
        </text:list-item>
        <text:list-item>
          <text:p text:style-name="P12">Programar una IA básica de ataque a los enemigos.</text:p>
        </text:list-item>
        <text:list-item>
          <text:p text:style-name="P14">Programas un game over si fallas el objetivo, o pasar a la siguiente pantalla si cumple el objetivo.</text:p>
        </text:list-item>
      </text:list>
      <text:p text:style-name="P3"/>
      <text:p text:style-name="P3">Utilizando bases de datos</text:p>
      <text:p text:style-name="P3"/>
      <text:list xml:id="list1731183498" text:style-name="L2">
        <text:list-item>
          <text:p text:style-name="P9">En principio todo el equipamiento vendrá de una base de datos de la que se cogerán unas estadísticas según según el objeto escogido y se equiparán en atributos de los elementos. Puede que el almacenamiento de las unidades y mapas se haga también en una base de datos, dependerá de si a medida que avance el curso aprendo a hacerlo.</text:p>
        </text:list-item>
      </text:list>
      <text:p text:style-name="P3"/>
      <text:p text:style-name="P3">Interfaz y pantallas</text:p>
      <text:p text:style-name="P3"/>
      <text:list xml:id="list129685694" text:style-name="L3">
        <text:list-item>
          <text:p text:style-name="P10">Una pantalla de inicio donde decidas si quieres jugar cambiar el color de lo menús y otras opciones si se me ocurren y son viables.</text:p>
        </text:list-item>
        <text:list-item>
          <text:p text:style-name="P10">Pantalla que aparecerá a la hora de seleccionar una unidad y mostrará toda su información relevante (estadísticas, equipamiento,clase)</text:p>
        </text:list-item>
        <text:list-item>
          <text:p text:style-name="P11">Un menú principal dentro del juego que en principio permitirá ver cuantos enemigos y aliados hay, <text:span text:style-name="T3">acceder al menú de opciones y salir de la partida (guardando el estado en el que se encontraba si aprendo a hacerlo)</text:span></text:p>
        </text:list-item>
      </text:list>
      <text:p text:style-name="P4"/>
      <text:p text:style-name="P4"/>
      <text:p text:style-name="P4"/>
      <text:p text:style-name="P4"/>
      <text:p text:style-name="P4"/>
      <text:p text:style-name="P4"/>
      <text:p text:style-name="P4"><text:soft-page-break/></text:p>
      <text:p text:style-name="P4"/>
      <text:p text:style-name="P4"/>
      <text:p text:style-name="P5">Adicional</text:p>
      <text:p text:style-name="P4"/>
      <text:p text:style-name="P5">Si todo lo anterior funcionase para que fuese algo más pulido añadiría algunos elementos más. </text:p>
      <text:p text:style-name="P4"/>
      <text:list xml:id="list3915749360" text:style-name="L4">
        <text:list-item>
          <text:p text:style-name="P13">Cada terreno proporcionaría defensa o evasión según el tipo.</text:p>
        </text:list-item>
        <text:list-item>
          <text:p text:style-name="P13">Las unidades tendrán clases que cambiaran sus estadísticas </text:p>
        </text:list-item>
        <text:list-item>
          <text:p text:style-name="P13">Algunas unidades solo podrán atacar desde lejos (2 o 3 casillas de distancia)</text:p>
        </text:list-item>
        <text:list-item>
          <text:p text:style-name="P13">Según la clase de la unidad le costará mas moverse por ciertos terrenos (una unidad a caballo le cuesta más moverse por el bosque por ejemplo).</text:p>
        </text:list-item>
        <text:list-item>
          <text:p text:style-name="P16">Mejorar algo la IA para que no sea excesivamente estúpida (concentrarse en unidades que pueden matar, no ir a lo loco, introducir rutinas o que se muevan a partir de cierto punto…)</text:p>
        </text:list-item>
        <text:list-item>
          <text:p text:style-name="P17">Acciones adicionales como curar, cambiar el equipamiento o cambiar de clase.</text:p>
        </text:list-item>
        <text:list-item>
          <text:p text:style-name="P15">Distintos objetivos en los mapas.</text:p>
        </text:list-item>
        <text:list-item>
          <text:p text:style-name="P18">Establecer un modo de gestión antes de cada mapa donde poder organizar tus unidades (Con sus respectivas nuevas pantallas, acceder a la lista de unidades y equipamiento, cambiar el equipamiento...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8:47:44.132000000</meta:creation-date>
    <dc:date>2018-09-28T12:46:08.423000000</dc:date>
    <meta:editing-duration>PT35M57S</meta:editing-duration>
    <meta:editing-cycles>7</meta:editing-cycles>
    <meta:generator>LibreOffice/6.0.6.2$Windows_X86_64 LibreOffice_project/0c292870b25a325b5ed35f6b45599d2ea4458e77</meta:generator>
    <meta:document-statistic meta:table-count="0" meta:image-count="0" meta:object-count="0" meta:page-count="2" meta:paragraph-count="29" meta:word-count="584" meta:character-count="3424" meta:non-whitespace-character-count="2887"/>
  </office:meta>
</office:document-meta>
</file>